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 fo:text-align="center"/>
    </style:style>
    <style:style style:name="P2" style:parent-style-name="Normální" style:family="paragraph">
      <style:paragraph-properties fo:margin-bottom="0in"/>
    </style:style>
    <style:style style:name="T3" style:parent-style-name="Nadpis3Char" style:family="text">
      <style:text-properties style:font-name-asian="Aptos"/>
    </style:style>
    <style:style style:name="P4" style:parent-style-name="Normální" style:family="paragraph">
      <style:paragraph-properties fo:margin-bottom="0.0833in"/>
    </style:style>
    <style:style style:name="P5" style:parent-style-name="Normální" style:family="paragraph">
      <style:paragraph-properties fo:margin-bottom="0.0833in"/>
    </style:style>
    <style:style style:name="P6" style:parent-style-name="Normální" style:family="paragraph">
      <style:paragraph-properties fo:margin-bottom="0.0833in"/>
    </style:style>
    <style:style style:name="P7" style:parent-style-name="Normální" style:family="paragraph">
      <style:paragraph-properties fo:margin-bottom="0.0833in"/>
    </style:style>
    <style:style style:name="P8" style:parent-style-name="Normální" style:family="paragraph">
      <style:paragraph-properties fo:margin-bottom="0.0833in"/>
    </style:style>
    <style:style style:name="P9" style:parent-style-name="Normální" style:family="paragraph">
      <style:paragraph-properties fo:margin-bottom="0.0833in"/>
    </style:style>
    <style:style style:name="P10" style:parent-style-name="Normální" style:family="paragraph">
      <style:paragraph-properties fo:margin-bottom="0.0833in"/>
    </style:style>
    <style:style style:name="P11" style:parent-style-name="Normální" style:family="paragraph">
      <style:paragraph-properties fo:margin-bottom="0.0833in"/>
    </style:style>
    <style:style style:name="P12" style:parent-style-name="Normální" style:family="paragraph">
      <style:paragraph-properties fo:margin-bottom="0.0833in"/>
    </style:style>
    <style:style style:name="P13" style:parent-style-name="Odstavecseseznamem" style:list-style-name="LFO1" style:family="paragraph"/>
    <style:style style:name="P14" style:parent-style-name="Odstavecseseznamem" style:list-style-name="LFO1" style:family="paragraph"/>
    <style:style style:name="P15" style:parent-style-name="Odstavecseseznamem" style:list-style-name="LFO1" style:family="paragraph"/>
    <style:style style:name="P16" style:parent-style-name="Normální" style:family="paragraph">
      <style:paragraph-properties fo:margin-left="0.25in">
        <style:tab-stops/>
      </style:paragraph-properties>
    </style:style>
  </office:automatic-styles>
  <office:body>
    <office:text text:use-soft-page-breaks="true">
      <text:h text:style-name="P1" text:outline-level="1">THOMAS THE PLAŇANY ADVENTURE</text:h>
      <text:p text:style-name="Normální">Hlavní hrdina Tomáš Zadina je při své cestě z Plaňan do Kolína zasažen nepředvídatelnou událností, kvůli které se musí vydat na nebezpečnou pouť do Kolína, při své cestě čelí spoustě nástrahám</text:p>
      <text:p text:style-name="Normální"/>
      <text:h text:style-name="Nadpis2" text:outline-level="2">PROSTŘEDÍ</text:h>
      <text:h text:style-name="Nadpis3" text:outline-level="3">Plaňany</text:h>
      <text:h text:style-name="Nadpis3" text:outline-level="3">Kolín</text:h>
      <text:h text:style-name="Nadpis3" text:outline-level="3">Poděbrady</text:h>
      <text:h text:style-name="Nadpis3" text:outline-level="3">Středočeský venko</text:h>
      <text:p text:style-name="P2"/>
      <text:h text:style-name="Nadpis2" text:outline-level="2">POSTAVY</text:h>
      <text:h text:style-name="Nadpis3" text:outline-level="3">Tomáš Zadina</text:h>
      <text:p text:style-name="Normální"><text:span text:style-name="T3">NPC postavy<text:s/></text:span><text:s/>(Ondřej Šesták, Pham Gia Linh, Matěj Masopust, Rostislav Šesták)</text:p>
      <text:p text:style-name="Normální"/>
      <text:h text:style-name="Nadpis2" text:outline-level="2">OVLÁDÁNÍ</text:h>
      <text:p text:style-name="P4">Pohyb a,d/šipky</text:p>
      <text:p text:style-name="P5">Skok = mezerník, w, šipka</text:p>
      <text:p text:style-name="P6">Dvojitý skok = dvojitý mezerník</text:p>
      <text:p text:style-name="P7">Emote = q<text:s/></text:p>
      <text:p text:style-name="P8">Hit = r</text:p>
      <text:p text:style-name="Normální"/>
      <text:h text:style-name="Nadpis2" text:outline-level="2">HERNÍ PRVKY</text:h>
      <text:p text:style-name="P9">Checkpointy</text:p>
      <text:p text:style-name="P10">Cutsceny</text:p>
      <text:p text:style-name="P11">Systém sběru součástek do auta</text:p>
      <text:p text:style-name="P12">Životy</text:p>
      <text:p text:style-name="Normální"/>
      <text:soft-page-break/>
      <text:p text:style-name="Normální">Label tutorial:<text:s/></text:p>
      <text:p text:style-name="Normální">-<text:s/>W,A,S,D pohyb</text:p>
      <text:p text:style-name="Normální">-<text:s/>mezerník jump</text:p>
      <text:p text:style-name="Normální">-<text:s/>Q emote</text:p>
      <text:p text:style-name="Normální">- u cinky hazení R</text:p>
      <text:p text:style-name="Normální">- E pro interact</text:p>
      <text:p text:style-name="Normální"/>
      <text:h text:style-name="Nadpis2" text:outline-level="2">DĚJ</text:h>
      <text:h text:style-name="Nadpis4" text:outline-level="4">LEVEL I</text:h>
      <text:p text:style-name="Normální">NPC planansky vesnican 1:</text:p>
      <text:p text:style-name="Normální">-slituje se nad jeho bouračkou</text:p>
      <text:p text:style-name="Normální">-posle ho do kolina aby si nechal opravit auto</text:p>
      <text:p text:style-name="Normální">-cestou musí sbírat komponenty do auta</text:p>
      <text:p text:style-name="Normální">-pokud hard mode, ze ma tri zivoty, pak od zacatku</text:p>
      <text:p text:style-name="Normální"/>
      <text:p text:style-name="Normální"/>
      <text:p text:style-name="Normální">NPC planansky vesnican 2:</text:p>
      <text:p text:style-name="Normální">-posle tomase pro cinku na strechu aby se mel jak bránit</text:p>
      <text:p text:style-name="Normální"/>
      <text:p text:style-name="Normální">NPC planansky vesnican 3:</text:p>
      <text:list text:style-name="LFO1" text:continue-numbering="true">
        <text:list-item>
          <text:p text:style-name="P13">Dneska mame krasne počasí</text:p>
        </text:list-item>
        <text:list-item>
          <text:p text:style-name="P14">Proc vypadáš tak sklesle sousede?</text:p>
        </text:list-item>
        <text:list-item>
          <text:p text:style-name="P15">To je mi líto tomasi :(</text:p>
        </text:list-item>
      </text:list>
      <text:p text:style-name="P16"/>
      <text:h text:style-name="Nadpis3" text:outline-level="3"/>
      <text:h text:style-name="Nadpis4" text:outline-level="4">LEVEL II</text:h>
      <text:p text:style-name="Normální">Ondra ():</text:p>
      <text:p text:style-name="Normální">Tomasi mel by ses zacit trochu chovat</text:p>
      <text:p text:style-name="Normální"/>
      <text:soft-page-break/>
      <text:p text:style-name="Normální">Terka (Sberatel hub):</text:p>
      <text:p text:style-name="Normální">-posle tomase pro houby, za to mu dá lístek na vlak</text:p>
      <text:p text:style-name="Normální"/>
      <text:p text:style-name="Normální"/>
      <text:h text:style-name="Nadpis4" text:outline-level="4"/>
      <text:h text:style-name="Nadpis4" text:outline-level="4">LEVEL III</text:h>
      <text:p text:style-name="Normální">Hules:<text:s/></text:p>
      <text:p text:style-name="Normální">Nauci double jum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í" style:next-style-name="Normální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í" style:next-style-name="Normální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í" style:next-style-name="Normální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í" style:next-style-name="Normální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í" style:next-style-name="Normální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í" style:next-style-name="Normální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Standardnípísmoodstavc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Standardnípísmoodstavce">
      <style:text-properties style:font-name-asian="Times New Roman" style:font-name-complex="Times New Roman" fo:color="#0F4761"/>
    </style:style>
    <style:style style:name="Nadpis6Char" style:display-name="Nadpis 6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Standardnípísmoodstavce">
      <style:text-properties style:font-name-asian="Times New Roman" style:font-name-complex="Times New Roman" fo:color="#595959"/>
    </style:style>
    <style:style style:name="Nadpis8Char" style:display-name="Nadpis 8 Char" style:family="text" style:parent-style-name="Standardnípísmoodstavce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Standardnípísmoodstavce">
      <style:text-properties style:font-name-asian="Times New Roman" style:font-name-complex="Times New Roman" fo:color="#272727"/>
    </style:style>
    <style:style style:name="Název" style:display-name="Název" style:family="paragraph" style:parent-style-name="Normální" style:next-style-name="Normální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evChar" style:display-name="Název Char" style:family="text" style:parent-style-name="Standardnípísmoodstavc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dpis" style:display-name="Podnadpis" style:family="paragraph" style:parent-style-name="Normální" style:next-style-name="Normální">
      <style:text-properties style:font-name-asian="Times New Roman" fo:color="#595959" fo:letter-spacing="0.0104in" fo:font-size="14pt" style:font-size-asian="14pt" style:font-size-complex="14pt" fo:hyphenate="false"/>
    </style:style>
    <style:style style:name="PodnadpisChar" style:display-name="Podnadpis Char" style:family="text" style:parent-style-name="Standardnípísmoodstavc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t" style:display-name="Citát" style:family="paragraph" style:parent-style-name="Normální" style:next-style-name="Normální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tChar" style:display-name="Citát Char" style:family="text" style:parent-style-name="Standardnípísmoodstavce">
      <style:text-properties fo:font-style="italic" style:font-style-asian="italic" style:font-style-complex="italic" fo:color="#404040"/>
    </style:style>
    <style:style style:name="Odstavecseseznamem" style:display-name="Odstavec se seznamem" style:family="paragraph" style:parent-style-name="Normální">
      <style:paragraph-properties style:contextual-spacing="true" fo:margin-left="0.5in">
        <style:tab-stops/>
      </style:paragraph-properties>
      <style:text-properties fo:hyphenate="false"/>
    </style:style>
    <style:style style:name="Zdůrazněníintenzivní" style:display-name="Zdůraznění – intenzivní" style:family="text" style:parent-style-name="Standardnípísmoodstavce">
      <style:text-properties fo:font-style="italic" style:font-style-asian="italic" style:font-style-complex="italic" fo:color="#0F4761"/>
    </style:style>
    <style:style style:name="Výraznýcitát" style:display-name="Výrazný citát" style:family="paragraph" style:parent-style-name="Normální" style:next-style-name="Normální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VýraznýcitátChar" style:display-name="Výrazný citát Char" style:family="text" style:parent-style-name="Standardnípísmoodstavce">
      <style:text-properties fo:font-style="italic" style:font-style-asian="italic" style:font-style-complex="italic" fo:color="#0F4761"/>
    </style:style>
    <style:style style:name="Odkazintenzivní" style:display-name="Odkaz – intenzivní" style:family="text" style:parent-style-name="Standardnípísmoodstavc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Šesták Ondřej (4TB)</meta:initial-creator>
    <dc:creator>Šesták Ondřej (4TB)</dc:creator>
    <meta:creation-date>2025-01-24T08:40:00Z</meta:creation-date>
    <dc:date>2025-02-25T08:24:00Z</dc:date>
    <meta:template xlink:href="Normal" xlink:type="simple"/>
    <meta:editing-cycles>8</meta:editing-cycles>
    <meta:editing-duration>PT2940S</meta:editing-duration>
    <meta:document-statistic meta:page-count="3" meta:paragraph-count="2" meta:word-count="177" meta:character-count="1220" meta:row-count="8" meta:non-whitespace-character-count="1045"/>
  </office:meta>
</office:document-meta>
</file>